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.3937in" fo:margin-right="0.3937in" fo:margin-top="0in" fo:margin-bottom="0.1965in" style:contextual-spacing="false" fo:line-height="114%" fo:text-indent="0in" style:auto-text-indent="false"/>
    </style:style>
    <style:style style:name="P2" style:family="paragraph" style:parent-style-name="Heading_20_4">
      <style:paragraph-properties fo:margin-left="0.3937in" fo:margin-right="0.3937in" fo:margin-top="0in" fo:margin-bottom="0.0835in" style:contextual-spacing="false" fo:line-height="114%" fo:text-indent="0in" style:auto-text-indent="false"/>
      <style:text-properties style:font-name="Google Sans Text" fo:font-weight="bold"/>
    </style:style>
    <style:style style:name="P3" style:family="paragraph" style:parent-style-name="Horizontal_20_Line">
      <style:paragraph-properties fo:margin-left="0.3937in" fo:margin-right="0.3937in" fo:margin-top="0in" fo:margin-bottom="0.0972in" style:contextual-spacing="false" fo:line-height="114%" fo:text-indent="0in" style:auto-text-indent="false"/>
    </style:style>
    <style:style style:name="P4" style:family="paragraph" style:parent-style-name="Quotations" style:list-style-name="L1">
      <style:paragraph-properties fo:margin-top="0in" fo:margin-bottom="0.1965in" style:contextual-spacing="false" fo:line-height="114%" fo:padding="0in" fo:border="none"/>
      <style:text-properties style:font-name="Google Sans Text"/>
    </style:style>
    <style:style style:name="P5" style:family="paragraph" style:parent-style-name="Quotations">
      <style:paragraph-properties fo:margin-top="0in" fo:margin-bottom="0.1965in" style:contextual-spacing="false" fo:line-height="114%"/>
      <style:text-properties style:font-name="Google Sans Text"/>
    </style:style>
    <style:style style:name="P6" style:family="paragraph" style:parent-style-name="Quotations" style:list-style-name="L8"/>
    <style:style style:name="P7" style:family="paragraph" style:parent-style-name="Quotations" style:list-style-name="L9"/>
    <style:style style:name="P8" style:family="paragraph" style:parent-style-name="Quotations" style:list-style-name="L10"/>
    <style:style style:name="P9" style:family="paragraph" style:parent-style-name="Quotations" style:list-style-name="L11"/>
    <style:style style:name="P10" style:family="paragraph" style:parent-style-name="Text_20_body">
      <style:paragraph-properties fo:margin-top="0in" fo:margin-bottom="0.0972in" style:contextual-spacing="false" fo:line-height="114%"/>
      <style:text-properties style:font-name="Google Sans Text"/>
    </style:style>
    <style:style style:name="P11" style:family="paragraph" style:parent-style-name="Text_20_body">
      <style:paragraph-properties fo:margin-left="0.3937in" fo:margin-right="0.3937in" fo:margin-top="0in" fo:margin-bottom="0.1965in" style:contextual-spacing="false" fo:line-height="114%" fo:text-indent="0in" style:auto-text-indent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>
      <style:text-properties fo:font-weight="bold"/>
    </style:style>
    <style:style style:name="P19" style:family="paragraph" style:parent-style-name="Text_20_body" style:list-style-name="L12"/>
    <style:style style:name="P20" style:family="paragraph" style:parent-style-name="Text_20_body">
      <style:text-properties fo:font-style="italic"/>
    </style:style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h text:style-name="P1" text:outline-level="1">Checklist y Plantilla de CV Completa (StartUpDigital)</text:h>
      <text:p text:style-name="Quotations"><text:span text:style-name="T1">[NOMBRE Y APELLIDOS DEL COMPAÑERO]</text:span> <text:span text:style-name="T1">[Título Elegido, ej. Junior Freelance Developer / Software Engineer]</text:span> 📍 [Ciudad, País] | ✉️ [Email] | 📞 [Teléfono] 🔗 <text:span text:style-name="T1">LinkedIn:</text:span> <text:a xlink:type="simple" xlink:href="https://centrodeayuda.cfia.or.cr/hc/es/articles/115002608473--Es-obligatorio-tramitar-proyectos-constructivos-ante-el-CFIA" office:target-frame-name="_blank" xlink:show="new" text:style-name="Internet_20_link" text:visited-style-name="Visited_20_Internet_20_Link">https://centrodeayuda.cfia.or.cr/hc/es/articles/115002608473--Es-obligatorio-tramitar-proyectos-constructivos-ante-el-CFIA</text:a> 🐙 <text:span text:style-name="T1">GitHub:</text:span> <text:a xlink:type="simple" xlink:href="https://docs.github.com/en/repositories/creating-and-managing-repositories/deleting-a-repository" office:target-frame-name="_blank" xlink:show="new" text:style-name="Internet_20_link" text:visited-style-name="Visited_20_Internet_20_Link">https://docs.github.com/en/repositories/creating-and-managing-repositories/deleting-a-repository</text:a> | 🌐 <text:span text:style-name="T1">Portfolio:</text:span> <text:a xlink:type="simple" xlink:href="https://www.spanishdict.com/translate/si%20tiene" office:target-frame-name="_blank" xlink:show="new" text:style-name="Internet_20_link" text:visited-style-name="Visited_20_Internet_20_Link">https://www.spanishdict.com/translate/si%20tiene</text:a></text:p>
      <text:p text:style-name="Horizontal_20_Line"/>
      <text:h text:style-name="Heading_20_3" text:outline-level="3">1. Perfil Profesional <text:span text:style-name="T2">(Elegir solo UNA opción que encaje con el compañero)</text:span></text:h>
      <text:list xml:id="list1195306288" text:style-name="L2">
        <text:list-item>
          <text:p text:style-name="P12"><text:span text:style-name="T1">[ ] Opción A (Perfil Front-end):</text:span> Desarrollador web junior con gran atención al detalle visual y experiencia creando interfaces responsivas. Acostumbrado al trabajo autónomo y motivado por aportar soluciones a plataformas e-commerce y SaaS.</text:p>
        </text:list-item>
        <text:list-item>
          <text:p text:style-name="P12"><text:span text:style-name="T1">[ ] Opción B (Perfil Full-Stack Junior):</text:span> Desarrollador versátil con bases sólidas en Front-end y conocimientos en Back-end para integraciones ligeras. Destaco por mi rápida curva de aprendizaje y comunicación proactiva en proyectos remotos.</text:p>
        </text:list-item>
        <text:list-item>
          <text:p text:style-name="P12"><text:span text:style-name="T1">[ ] Opción C (Software Engineer / Sistemas):</text:span> Desarrollador de software con bases sólidas en arquitectura de sistemas, gestión de memoria (C/C++) y optimización de algoritmos. Capaz de aportar eficiencia y código robusto a problemas complejos de back-end.</text:p>
        </text:list-item>
        <text:list-item>
          <text:p text:style-name="P12"><text:span text:style-name="T1">[ ] Opción D (DevOps / Infraestructura):</text:span> Desarrollador con enfoque en la automatización, despliegue de servicios y contenedores. Interesado en asegurar que el código sea escalable, seguro y fácilmente desplegable en entornos de producción.</text:p>
        </text:list-item>
        <text:list-item>
          <text:p text:style-name="P12"><text:span text:style-name="T1">[ ] Opción E (Transición de Carrera / Full-Stack Avanzado):</text:span> Profesional con sólida experiencia previa en <text:span text:style-name="T2">[Sector anterior]</text:span>, ahora enfocado en el desarrollo Full-Stack. Combino una gran capacidad de resolución de problemas con habilidades técnicas modernas para crear aplicaciones web eficientes.</text:p>
        </text:list-item>
      </text:list>
      <text:p text:style-name="Horizontal_20_Line"/>
      <text:h text:style-name="Heading_20_3" text:outline-level="3">2. Habilidades Técnicas <text:span text:style-name="T2">(Preguntar y dejar solo las reales)</text:span></text:h>
      <text:p text:style-name="Text_20_body">🌐 <text:span text:style-name="T1">Front-end (Core para StartUpDigital):</text:span></text:p>
      <text:list xml:id="list3211657624" text:style-name="L3">
        <text:list-item>
          <text:p text:style-name="P13"><text:span text:style-name="T1">[ ] Lenguajes:</text:span> HTML5, CSS3, JavaScript (ES6+), TypeScript.</text:p>
        </text:list-item>
        <text:list-item>
          <text:p text:style-name="P13"><text:span text:style-name="T1">[ ] Frameworks/Librerías:</text:span> React.js, Vue.js, Angular, jQuery.</text:p>
        </text:list-item>
        <text:list-item>
          <text:p text:style-name="P13"><text:span text:style-name="T1">[ ] Estilos/UI:</text:span> Tailwind CSS, Bootstrap, SASS/LESS, Material UI.</text:p>
        </text:list-item>
      </text:list>
      <text:p text:style-name="Text_20_body">⚙️ <text:span text:style-name="T1">Back-end y Bases de Datos (Tareas ligeras / APIs):</text:span></text:p>
      <text:list xml:id="list3454659929" text:style-name="L4">
        <text:list-item>
          <text:p text:style-name="P14"><text:span text:style-name="T1">[ ] Lenguajes:</text:span> PHP, Python, Node.js, C/C++.</text:p>
        </text:list-item>
        <text:list-item>
          <text:p text:style-name="P14"><text:soft-page-break/><text:span text:style-name="T1">[ ] Bases de Datos:</text:span> MySQL, PostgreSQL, SQLite, MongoDB, Firebase.</text:p>
        </text:list-item>
      </text:list>
      <text:p text:style-name="Text_20_body">🛡️ <text:span text:style-name="T1">Ciberseguridad y Buenas Prácticas:</text:span></text:p>
      <text:list xml:id="list3853215627" text:style-name="L5">
        <text:list-item>
          <text:p text:style-name="P15"><text:span text:style-name="T1">[ ]</text:span> Prevención de vulnerabilidades web (OWASP Top 10: XSS, CSRF, Inyecciones SQL).</text:p>
        </text:list-item>
        <text:list-item>
          <text:p text:style-name="P15"><text:span text:style-name="T1">[ ]</text:span> Criptografía básica y protocolos seguros (SSL/TLS, HTTPS, hashing).</text:p>
        </text:list-item>
        <text:list-item>
          <text:p text:style-name="P15"><text:span text:style-name="T1">[ ]</text:span> Gestión segura de identidades (OAuth, JWT).</text:p>
        </text:list-item>
      </text:list>
      <text:p text:style-name="Text_20_body">🌍 <text:span text:style-name="T1">Navegadores y Rendimiento Web:</text:span></text:p>
      <text:list xml:id="list3004605650" text:style-name="L6">
        <text:list-item>
          <text:p text:style-name="P16"><text:span text:style-name="T1">[ ]</text:span> Optimización del DOM, <text:span text:style-name="T2">Critical Rendering Path</text:span> y Web Vitals (LCP, FID, CLS).</text:p>
        </text:list-item>
        <text:list-item>
          <text:p text:style-name="P16"><text:span text:style-name="T1">[ ]</text:span> Uso avanzado de DevTools (análisis de memoria, red y rendimiento).</text:p>
        </text:list-item>
        <text:list-item>
          <text:p text:style-name="P16"><text:span text:style-name="T1">[ ]</text:span> Accesibilidad Web (a11y) y semántica HTML.</text:p>
        </text:list-item>
      </text:list>
      <text:p text:style-name="Text_20_body">📡 <text:span text:style-name="T1">Redes, Sistemas y Herramientas:</text:span></text:p>
      <text:list xml:id="list698092122" text:style-name="L7">
        <text:list-item>
          <text:p text:style-name="P17"><text:span text:style-name="T1">[ ] Redes:</text:span> Protocolos TCP/IP, UDP, DNS, WebSockets, modelo OSI.</text:p>
        </text:list-item>
        <text:list-item>
          <text:p text:style-name="P17"><text:span text:style-name="T1">[ ] Infraestructura:</text:span> Contenedores y virtualización (Docker, Docker Compose), Linux/Unix (Bash scripting).</text:p>
        </text:list-item>
        <text:list-item>
          <text:p text:style-name="P17"><text:span text:style-name="T1">[ ] Flujo de Trabajo:</text:span> Git, GitHub/GitLab, VS Code, Figma.</text:p>
        </text:list-item>
      </text:list>
      <text:p text:style-name="Horizontal_20_Line"/>
      <text:h text:style-name="Heading_20_3" text:outline-level="3">3. Experiencia Profesional <text:span text:style-name="T2">(Seleccionar las aplicables o adaptar)</text:span></text:h>
      <text:p text:style-name="P18">[ ] Opción A: Experiencia en el Sector Tech</text:p>
      <text:p text:style-name="Quotations"><text:span text:style-name="T1">[Título del Puesto: ej. Freelance Web Developer / Desarrollador en Prácticas]</text:span> <text:span text:style-name="T2">[Nombre de la Empresa o "Proyectos Independientes"]</text:span> | <text:span text:style-name="T2">[Fechas]</text:span></text:p>
      <text:list xml:id="list3292672728" text:style-name="L8">
        <text:list-item>
          <text:p text:style-name="P6">Desarrollo e integración de nuevas funcionalidades en sitios web usando [Tecnologías].</text:p>
        </text:list-item>
        <text:list-item>
          <text:p text:style-name="P6">Resolución de bugs (HTML/CSS/JS) y ajustes de estilo responsivo.</text:p>
        </text:list-item>
        <text:list-item>
          <text:p text:style-name="P6">Participación en el testing técnico para asegurar la calidad del código.</text:p>
        </text:list-item>
      </text:list>
      <text:p text:style-name="P18">[ ] Opción B: Experiencia Fuera del Sector (Traducida a Soft Skills Tech)</text:p>
      <text:p text:style-name="Quotations"><text:span text:style-name="T1">[Título del Puesto Real: ej. Especialista en Atención al Cliente / Hostelería]</text:span> <text:span text:style-name="T2">[Nombre de la Empresa]</text:span> | <text:span text:style-name="T2">[Fechas]</text:span></text:p>
      <text:list xml:id="list3384656879" text:style-name="L9">
        <text:list-item>
          <text:p text:style-name="P7"><text:span text:style-name="T1">Enfoque Tech:</text:span> Gestión de crisis, resolución rápida de problemas bajo presión y comunicación clara con usuarios para entender sus necesidades.</text:p>
        </text:list-item>
      </text:list>
      <text:p text:style-name="Quotations"><text:span text:style-name="T1">[Título del Puesto Real: ej. Administrativo / Logística / Finanzas]</text:span> <text:span text:style-name="T2">[Nombre de la Empresa]</text:span> | <text:span text:style-name="T2">[Fechas]</text:span></text:p>
      <text:list xml:id="list3991034681" text:style-name="L10">
        <text:list-item>
          <text:p text:style-name="P8"><text:span text:style-name="T1">Enfoque Tech:</text:span> Optimización de procesos, alta atención al detalle, gestión autónoma de tiempos y fiabilidad en el cumplimiento de plazos estrictos.</text:p>
        </text:list-item>
      </text:list>
      <text:p text:style-name="Quotations"><text:soft-page-break/><text:span text:style-name="T1">[Título del Puesto Real: ej. Profesor / Formador]</text:span> <text:span text:style-name="T2">[Nombre de la Empresa]</text:span> | <text:span text:style-name="T2">[Fechas]</text:span></text:p>
      <text:list xml:id="list2631688543" text:style-name="L11">
        <text:list-item>
          <text:p text:style-name="P9"><text:span text:style-name="T1">Enfoque Tech:</text:span> Capacidad para desglosar conceptos complejos, adaptabilidad, empatía y habilidad para dar/recibir feedback constructivo.</text:p>
        </text:list-item>
      </text:list>
      <text:p text:style-name="Horizontal_20_Line"/>
      <text:h text:style-name="Heading_20_3" text:outline-level="3">4. Proyectos Destacados <text:span text:style-name="T2">(Línea de progresión en 42 - Elegir 2 o 3)</text:span></text:h>
      <text:list xml:id="list891282930" text:style-name="L12">
        <text:list-item>
          <text:p text:style-name="P19"><text:span text:style-name="T1">[ ] Nivel Base (Lógica y Fundamentos): </text:span><text:span text:style-name="Source_20_Text"><text:span text:style-name="T1">Libft</text:span></text:span><text:span text:style-name="T1"> / </text:span><text:span text:style-name="Source_20_Text"><text:span text:style-name="T1">get_next_line</text:span></text:span><text:span text:style-name="T1"> / </text:span><text:span text:style-name="Source_20_Text"><text:span text:style-name="T1">ft_printf</text:span></text:span></text:p>
          <text:list>
            <text:list-item>
              <text:p text:style-name="P19"><text:span text:style-name="T2">Descripción:</text:span> Desarrollo de una librería estándar propia en C.</text:p>
            </text:list-item>
            <text:list-item>
              <text:p text:style-name="P19"><text:span text:style-name="T2">Logro:</text:span> Demuestra comprensión profunda de la gestión de memoria, punteros y creación de algoritmos eficientes desde cero.</text:p>
            </text:list-item>
          </text:list>
        </text:list-item>
        <text:list-item>
          <text:p text:style-name="P19"><text:span text:style-name="T1">[ ] Nivel Intermedio (Sistemas): </text:span><text:span text:style-name="Source_20_Text"><text:span text:style-name="T1">minishell</text:span></text:span><text:span text:style-name="T1"> / </text:span><text:span text:style-name="Source_20_Text"><text:span text:style-name="T1">pipex</text:span></text:span></text:p>
          <text:list>
            <text:list-item>
              <text:p text:style-name="P19"><text:span text:style-name="T2">Descripción:</text:span> Creación de un intérprete de comandos (Shell) en Unix.</text:p>
            </text:list-item>
            <text:list-item>
              <text:p text:style-name="P19"><text:span text:style-name="T2">Logro:</text:span> Gestión de procesos concurrentes, descriptores de archivos, parseo de inputs complejos y árboles de sintaxis.</text:p>
            </text:list-item>
          </text:list>
        </text:list-item>
        <text:list-item>
          <text:p text:style-name="P19"><text:span text:style-name="T1">[ ] Nivel Avanzado (Redes y Back-end): </text:span><text:span text:style-name="Source_20_Text"><text:span text:style-name="T1">webserv</text:span></text:span><text:span text:style-name="T1"> / </text:span><text:span text:style-name="Source_20_Text"><text:span text:style-name="T1">ft_irc</text:span></text:span></text:p>
          <text:list>
            <text:list-item>
              <text:p text:style-name="P19"><text:span text:style-name="T2">Descripción:</text:span> Desarrollo de un servidor HTTP/Web (o servidor IRC) en C++98.</text:p>
            </text:list-item>
            <text:list-item>
              <text:p text:style-name="P19"><text:span text:style-name="T2">Logro:</text:span> Dominio de sockets, multiplexación, redes TCP/IP y manejo de concurrencia no bloqueante.</text:p>
            </text:list-item>
          </text:list>
        </text:list-item>
        <text:list-item>
          <text:p text:style-name="P19"><text:span text:style-name="T1">[ ] Nivel Infraestructura (DevOps): </text:span><text:span text:style-name="Source_20_Text"><text:span text:style-name="T1">Inception</text:span></text:span></text:p>
          <text:list>
            <text:list-item>
              <text:p text:style-name="P19"><text:span text:style-name="T2">Descripción:</text:span> Virtualización y despliegue de una infraestructura completa (Nginx, WordPress, MariaDB).</text:p>
            </text:list-item>
            <text:list-item>
              <text:p text:style-name="P19"><text:span text:style-name="T2">Logro:</text:span> Uso avanzado de Docker y Docker Compose, aplicando reglas estrictas de seguridad y redes entre contenedores.</text:p>
            </text:list-item>
          </text:list>
        </text:list-item>
        <text:list-item>
          <text:p text:style-name="P19"><text:span text:style-name="T1">[ ] Nivel Full-Stack Web: </text:span><text:span text:style-name="Source_20_Text"><text:span text:style-name="T1">ft_transcendence</text:span></text:span></text:p>
          <text:list>
            <text:list-item>
              <text:p text:style-name="P19"><text:span text:style-name="T2">Descripción:</text:span> Desarrollo de una Single Page Application (SPA) completa.</text:p>
            </text:list-item>
            <text:list-item>
              <text:p text:style-name="P19"><text:span text:style-name="T2">Logro:</text:span> Front-end moderno (React/Vue), Back-end robusto (NestJS/Node) con base de datos (PostgreSQL), autenticación 2FA y juego multijugador en tiempo real.</text:p>
            </text:list-item>
          </text:list>
        </text:list-item>
      </text:list>
      <text:p text:style-name="Horizontal_20_Line"/>
      <text:h text:style-name="Heading_20_3" text:outline-level="3">5. Cualidades Personales (Soft Skills) <text:span text:style-name="T2">(Match directo con la misión)</text:span></text:h>
      <text:p text:style-name="P20">(StartUpDigital exige esto en su oferta. Asegúrate de que tu compañero lo cumpla)</text:p>
      <text:list xml:id="list443683662" text:style-name="L13">
        <text:list-item>
          <text:p text:style-name="P21"><text:span text:style-name="T1">[ ]</text:span> Autonomía y fiabilidad en el cumplimiento de plazos en entornos remotos.</text:p>
        </text:list-item>
        <text:list-item>
          <text:p text:style-name="P21"><text:span text:style-name="T1">[ ]</text:span> Comunicación escrita clara para el seguimiento de proyectos.</text:p>
        </text:list-item>
        <text:list-item>
          <text:p text:style-name="P21"><text:span text:style-name="T1">[ ]</text:span> Mentalidad "Hands-on": fuerte deseo de aprender rápidamente en la práctica.</text:p>
        </text:list-item>
        <text:list-item>
          <text:p text:style-name="P21"><text:span text:style-name="T1">[ ]</text:span> Capacidad para colaborar en equipo y recibir mentoría de perfiles Senior.</text:p>
        </text:list-item>
      </text:list>
      <text:p text:style-name="Horizontal_20_Line"><text:soft-page-break/></text:p>
      <text:h text:style-name="Heading_20_3" text:outline-level="3">6. Educación e Idiomas</text:h>
      <text:list xml:id="list3930422265" text:style-name="L14">
        <text:list-item>
          <text:p text:style-name="P22"><text:span text:style-name="T1">Estudiante de Desarrollo de Software / Arquitecto de Software</text:span> – <text:span text:style-name="T2">42 Barcelona</text:span> | <text:span text:style-name="T2">[Año de inicio] – Presente</text:span></text:p>
          <text:list>
            <text:list-item>
              <text:p text:style-name="P22"><text:span text:style-name="T2">Metodología:</text:span> Aprendizaje basado en proyectos (Project-Based Learning), evaluación entre pares (Peer-to-Peer) y resolución autónoma de problemas sin profesores.</text:p>
            </text:list-item>
          </text:list>
        </text:list-item>
        <text:list-item>
          <text:p text:style-name="P22"><text:span text:style-name="T1">Idiomas:</text:span> * <text:span text:style-name="T1">[ ]</text:span> Español (Nativo/Bilingüe)</text:p>
          <text:list>
            <text:list-item>
              <text:p text:style-name="P22"><text:span text:style-name="T1">[ ]</text:span> Inglés (Nivel Técnico / B2 / C1)</text:p>
            </text:list-item>
            <text:list-item>
              <text:p text:style-name="P22"><text:span text:style-name="T1">[ ]</text:span> [Otro idioma]</text:p>
            </text:list-item>
          </text:list>
        </text:list-item>
      </text:list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1:50:57.946682652</meta:creation-date>
    <dc:date>2026-02-28T12:04:47.314383774</dc:date>
    <meta:editing-duration>PT3M39S</meta:editing-duration>
    <meta:editing-cycles>1</meta:editing-cycles>
    <meta:document-statistic meta:table-count="0" meta:image-count="0" meta:object-count="0" meta:page-count="4" meta:paragraph-count="69" meta:word-count="961" meta:character-count="6445" meta:non-whitespace-character-count="5601"/>
    <meta:generator>LibreOffice/7.3.7.2$Linux_X86_64 LibreOffice_project/30$Build-2</meta:generator>
  </office:meta>
</office:document-meta>
</file>